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Heading_20_3">
      <style:paragraph-properties fo:break-before="page"/>
      <style:text-properties style:font-name="Cambria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Heading_20_3">
      <style:text-properties style:font-name="Cambria"/>
    </style:style>
    <style:style style:name="P5" style:family="paragraph" style:parent-style-name="Standard">
      <style:text-properties fo:font-variant="normal" fo:text-transform="none" style:font-name="Cambria" fo:letter-spacing="normal" fo:font-style="normal" fo:font-weight="normal"/>
    </style:style>
    <style:style style:name="P6" style:family="paragraph" style:parent-style-name="Standard">
      <style:text-properties style:font-name="Cambria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mbria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mbria" fo:letter-spacing="normal" fo:font-style="normal" fo:font-weight="normal" style:font-weight-asian="normal" style:font-weight-complex="normal"/>
    </style:style>
    <style:style style:name="P9" style:family="paragraph" style:parent-style-name="Text_20_body">
      <style:text-properties style:font-name="Cambria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2">
      <style:text-properties style:font-name="Cambria"/>
    </style:style>
    <style:style style:name="P12" style:family="paragraph" style:parent-style-name="Text_20_body" style:list-style-name="L2">
      <style:text-properties style:font-name="Cambria" officeooo:paragraph-rsid="002a37cf"/>
    </style:style>
    <style:style style:name="P13" style:family="paragraph" style:parent-style-name="Text_20_body" style:list-style-name="L2">
      <style:text-properties style:font-name="Cambria" officeooo:rsid="001e9b3a" officeooo:paragraph-rsid="001e9b3a"/>
    </style:style>
    <style:style style:name="P14" style:family="paragraph" style:parent-style-name="Text_20_body" style:list-style-name="L2">
      <style:text-properties style:font-name="Cambria" officeooo:rsid="002655ab" officeooo:paragraph-rsid="002655ab"/>
    </style:style>
    <style:style style:name="P15" style:family="paragraph" style:parent-style-name="Text_20_body" style:list-style-name="L2">
      <style:text-properties style:font-name="Cambria" officeooo:rsid="002a37cf" officeooo:paragraph-rsid="002a37cf"/>
    </style:style>
    <style:style style:name="P16" style:family="paragraph" style:parent-style-name="Text_20_body" style:list-style-name="L3">
      <style:text-properties style:font-name="Cambria"/>
    </style:style>
    <style:style style:name="P17" style:family="paragraph" style:parent-style-name="Text_20_body" style:list-style-name="L4">
      <style:text-properties style:font-name="Cambria"/>
    </style:style>
    <style:style style:name="P18" style:family="paragraph" style:parent-style-name="Text_20_body" style:list-style-name="L5">
      <style:text-properties style:font-name="Cambria"/>
    </style:style>
    <style:style style:name="P19" style:family="paragraph" style:parent-style-name="Text_20_body" style:list-style-name="L6">
      <style:text-properties style:font-name="Cambria"/>
    </style:style>
    <style:style style:name="P20" style:family="paragraph" style:parent-style-name="Text_20_body" style:list-style-name="L7">
      <style:text-properties style:font-name="Cambria"/>
    </style:style>
    <style:style style:name="P21" style:family="paragraph" style:parent-style-name="Text_20_body" style:list-style-name="L8">
      <style:text-properties style:font-name="Cambria"/>
    </style:style>
    <style:style style:name="P22" style:family="paragraph" style:parent-style-name="Text_20_body" style:list-style-name="L9">
      <style:text-properties style:font-name="Cambria"/>
    </style:style>
    <style:style style:name="P23" style:family="paragraph" style:parent-style-name="Text_20_body" style:list-style-name="L10">
      <style:text-properties style:font-name="Cambria"/>
    </style:style>
    <style:style style:name="P24" style:family="paragraph" style:parent-style-name="Text_20_body" style:list-style-name="L11">
      <style:text-properties style:font-name="Cambria"/>
    </style:style>
    <style:style style:name="P25" style:family="paragraph" style:parent-style-name="Text_20_body" style:list-style-name="L12">
      <style:text-properties style:font-name="Cambria"/>
    </style:style>
    <style:style style:name="P26" style:family="paragraph" style:parent-style-name="Text_20_body" style:list-style-name="L1">
      <style:text-properties style:font-name="Cambria" officeooo:rsid="0031edf7" officeooo:paragraph-rsid="0031edf7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officeooo:paragraph-rsid="0022770f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text-properties style:font-name="Calibri"/>
    </style:style>
    <style:style style:name="P31" style:family="paragraph" style:parent-style-name="Text_20_body" style:list-style-name="L5">
      <style:text-properties style:font-name="Calibri" officeooo:rsid="003002d1" officeooo:paragraph-rsid="003002d1"/>
    </style:style>
    <style:style style:name="P32" style:family="paragraph" style:parent-style-name="Text_20_body" style:list-style-name="L10"/>
    <style:style style:name="P33" style:family="paragraph" style:parent-style-name="Text_20_body" style:list-style-name="L1" style:master-page-name="">
      <style:paragraph-properties fo:margin-left="0in" fo:margin-right="-0.2602in" fo:margin-top="0in" fo:margin-bottom="0.0835in" style:contextual-spacing="false" fo:text-indent="0in" style:auto-text-indent="false" style:page-number="auto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mbria"/>
    </style:style>
    <style:style style:name="T3" style:family="text">
      <style:text-properties style:font-name="Cambria" fo:font-weight="normal" style:font-weight-asian="normal" style:font-weight-complex="normal"/>
    </style:style>
    <style:style style:name="T4" style:family="text">
      <style:text-properties style:font-name="Cambria" fo:font-weight="normal" officeooo:rsid="001fe64a" style:font-weight-asian="normal" style:font-weight-complex="normal"/>
    </style:style>
    <style:style style:name="T5" style:family="text">
      <style:text-properties style:font-name="Cambria" fo:font-weight="normal" officeooo:rsid="0020c7c0" style:font-weight-asian="normal" style:font-weight-complex="normal"/>
    </style:style>
    <style:style style:name="T6" style:family="text">
      <style:text-properties style:font-name="Cambria" fo:font-weight="normal" officeooo:rsid="0020d2a3" style:font-weight-asian="normal" style:font-weight-complex="normal"/>
    </style:style>
    <style:style style:name="T7" style:family="text">
      <style:text-properties style:font-name="Cambria" fo:font-weight="normal" officeooo:rsid="0022770f" style:font-weight-asian="normal" style:font-weight-complex="normal"/>
    </style:style>
    <style:style style:name="T8" style:family="text">
      <style:text-properties style:font-name="Cambria" fo:font-weight="normal" officeooo:rsid="002b67a7" style:font-weight-asian="normal" style:font-weight-complex="normal"/>
    </style:style>
    <style:style style:name="T9" style:family="text">
      <style:text-properties style:font-name="Cambria" fo:font-weight="bold" style:font-weight-asian="bold" style:font-weight-complex="bold"/>
    </style:style>
    <style:style style:name="T10" style:family="text">
      <style:text-properties style:font-name="Cambria" style:text-underline-style="solid" style:text-underline-width="auto" style:text-underline-color="font-color" fo:font-weight="normal" officeooo:rsid="0020d2a3" style:font-weight-asian="normal" style:font-weight-complex="normal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1e9b3a"/>
    </style:style>
    <style:style style:name="T13" style:family="text">
      <style:text-properties officeooo:rsid="0020c7c0"/>
    </style:style>
    <style:style style:name="T14" style:family="text">
      <style:text-properties officeooo:rsid="0022770f"/>
    </style:style>
    <style:style style:name="T15" style:family="text">
      <style:text-properties officeooo:rsid="0023ffeb"/>
    </style:style>
    <style:style style:name="T16" style:family="text">
      <style:text-properties officeooo:rsid="0029d04a"/>
    </style:style>
    <style:style style:name="T17" style:family="text">
      <style:text-properties officeooo:rsid="002a37cf"/>
    </style:style>
    <style:style style:name="T18" style:family="text">
      <style:text-properties officeooo:rsid="002b67a7"/>
    </style:style>
    <style:style style:name="T19" style:family="text">
      <style:text-properties officeooo:rsid="002c68bc"/>
    </style:style>
    <style:style style:name="T20" style:family="text">
      <style:text-properties officeooo:rsid="002d0fc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">Mark Entingh</text:span></text:span><text:span text:style-name="T2"><text:line-break/>Leander, TX 78641<text:line-break/>entingh@gmail.com | 702-468-5743<text:line-break/></text:span><text:a xlink:type="simple" xlink:href="http://www.github.com/markentingh" text:style-name="Internet_20_link" text:visited-style-name="Visited_20_Internet_20_Link"><text:span text:style-name="T2">GitHub</text:span></text:a><text:span text:style-name="T2"> | </text:span><text:a xlink:type="simple" xlink:href="http://www.markentingh.com/" text:style-name="Internet_20_link" text:visited-style-name="Visited_20_Internet_20_Link"><text:span text:style-name="T2">Portfolio</text:span></text:a><text:span text:style-name="T2"> | </text:span><text:a xlink:type="simple" xlink:href="https://www.datasilk.io/" text:style-name="Internet_20_link" text:visited-style-name="Visited_20_Internet_20_Link"><text:span text:style-name="T2">Datasilk</text:span></text:a></text:p>
      <text:h text:style-name="Heading_20_3" text:outline-level="3"><text:span text:style-name="Strong_20_Emphasis"><text:span text:style-name="T2">Professional Summary</text:span></text:span></text:h>
      <text:p text:style-name="P9">I’m a seasoned Full-Stack .NET Web Developer with over 25 years of experience building scalable and efficient software solutions. While I have deep expertise in Microsoft technologies, I also actively leverage open-source frameworks like React and Next.js to create dynamic and high-performing applications. My background spans software architecture, cloud infrastructure, database engineering, UI/UX design, system optimizations, and project management. I’ve led development teams, mentored engineers, and executed large-scale software migrations, always focused on delivering intuitive, high-quality solutions.</text:p>
      <text:p text:style-name="Text_20_body">Beyond web development, I’m passionate about AI and VR. In my free time, I develop AI agents using OpenAI and Qwen APIs to assist in writing books and am also building a VR game using Unreal Engine 5 and Blender 3D. I’m always looking for ways to push the boundaries of technology and explore new innovations.</text:p>
      <text:p text:style-name="Text_20_body">I’m currently seeking opportunities where I can apply my expertise in software engineering while collaborating with forward-thinking teams.</text:p>
      <text:p text:style-name="Text_20_body"/>
      <text:p text:style-name="Text_20_body"><text:span text:style-name="Strong_20_Emphasis"><text:span text:style-name="T2">Core Competencies:</text:span></text:span></text:p>
      <text:list xml:id="list1327195557" text:style-name="L1">
        <text:list-item>
          <text:p text:style-name="P10">Full-Stack Web Development </text:p>
          <text:list>
            <text:list-item>
              <text:p text:style-name="P10">C#, ASP.NET 8.0 MVC, API Controllers, Razor</text:p>
            </text:list-item>
            <text:list-item>
              <text:p text:style-name="P10">React 19, NextJS 15, <text:span text:style-name="T12">Vite, Webpack, </text:span>Angular 18, Vue.js, jQuery</text:p>
            </text:list-item>
            <text:list-item>
              <text:p text:style-name="P10">HTML5, CSS, LESS, SSAS, JavaScript</text:p>
            </text:list-item>
          </text:list>
        </text:list-item>
        <text:list-item>
          <text:p text:style-name="P10">Cloud Architecture</text:p>
          <text:list>
            <text:list-item>
              <text:p text:style-name="P10">AWS (Cloud Formation, EC2, Lambda, Fargate, ECR &amp; ECS, SQS, RDS, ELB, Elasticsearch)</text:p>
            </text:list-item>
            <text:list-item>
              <text:p text:style-name="P10">Azure (App Services, Blob)</text:p>
            </text:list-item>
          </text:list>
        </text:list-item>
        <text:list-item>
          <text:p text:style-name="P10">Data Engineering (SQL Server 2022, Dapper / Entity Framework, SQLite, MongoDB)</text:p>
        </text:list-item>
        <text:list-item>
          <text:p text:style-name="P10">UI/UX Design &amp; Optimization (Photoshop, Illustrator, Affinity Designer, Figma, Miro)</text:p>
        </text:list-item>
        <text:list-item>
          <text:p text:style-name="P10">Software Architecture &amp; Documentation (SOLID principles, Multi-threading, Markdown)</text:p>
        </text:list-item>
        <text:list-item>
          <text:p text:style-name="P10">Agile Project Management &amp; Mentoring (Asana, Jira, Slack)</text:p>
        </text:list-item>
        <text:list-item>
          <text:p text:style-name="P33">System Performance &amp; App Responsiveness Optimizations (DevOps, SQL Queries, C#, JavaScript)</text:p>
        </text:list-item>
        <text:list-item>
          <text:p text:style-name="P10">Software Migration &amp; Deployment (CI/CD via Azure DevOps, AWS CloudFront)</text:p>
        </text:list-item>
        <text:list-item>
          <text:p text:style-name="P26">Mobile app development using React Native + Realms (2 years experience)</text:p>
        </text:list-item>
        <text:list-item>
          <text:p text:style-name="P10">VR Game Development (Unreal Engine 5.5, C++, HLSL/GLSL, Blender 3D)</text:p>
        </text:list-item>
        <text:list-item>
          <text:p text:style-name="P10">AI Agent Development (n8n, NodeJs + AI APIs, Browser Use)</text:p>
        </text:list-item>
      </text:list>
      <text:h text:style-name="P1" text:outline-level="3"><text:span text:style-name="Strong_20_Emphasis"><text:span text:style-name="T2">Professional Experience</text:span></text:span></text:h>
      <text:h text:style-name="Heading_20_4" text:outline-level="4"><text:span text:style-name="Strong_20_Emphasis"><text:span text:style-name="T2">Senior Software Engineer (remote 1099 contractor)</text:span></text:span></text:h>
      <text:p text:style-name="Text_20_body"><text:span text:style-name="Strong_20_Emphasis"><text:span text:style-name="T2">Image Makers, Inc - Remote</text:span></text:span><text:span text:style-name="T2"> | June</text:span><text:span text:style-name="Emphasis"><text:span text:style-name="T2"> 2023 – March 2025</text:span></text:span></text:p>
      <text:list xml:id="list630378543" text:style-name="L2">
        <text:list-item>
          <text:p text:style-name="P11">Lead a small <text:span text:style-name="T13">back-end </text:span>development team in India on <text:span text:style-name="T14">four</text:span> web projects</text:p>
        </text:list-item>
        <text:list-item>
          <text:p text:style-name="P13">Prepared software architecture for <text:span text:style-name="T17">several</text:span> .NET Core/<text:span text:style-name="T13">React/</text:span>NextJS<text:span text:style-name="T17"> </text:span>projects <text:span text:style-name="T17">at the beginning of </text:span><text:span text:style-name="T18">their development</text:span><text:span text:style-name="T17"> life-cycle</text:span></text:p>
        </text:list-item>
        <text:list-item>
          <text:p text:style-name="P11">Maintained git repositories <text:span text:style-name="T14">and our CI/CD</text:span> using Azure DevOps <text:span text:style-name="T14">&amp; Azure App Services, </text:span><text:span text:style-name="T18">approving git PRs, optimizing deployment pipelines, and diagnosing issues with microservices</text:span></text:p>
        </text:list-item>
        <text:list-item>
          <text:p text:style-name="P11">Ensured code quality and mentored team members to improve their <text:span text:style-name="T15">core</text:span> skills</text:p>
        </text:list-item>
        <text:list-item>
          <text:p text:style-name="P11">Worked with project managers <text:span text:style-name="T14">using Asana, Figma, </text:span><text:span text:style-name="T18">&amp; Slack</text:span><text:span text:style-name="T14"> </text:span>to meet <text:span text:style-name="T12">our </text:span>client expectations</text:p>
        </text:list-item>
        <text:list-item>
          <text:p text:style-name="P14">Configured NextJs &amp; React for optimal settings in a production environment</text:p>
        </text:list-item>
        <text:list-item>
          <text:p text:style-name="P28"><text:span text:style-name="Strong_20_Emphasis"><text:span text:style-name="T10">Back-end Technologies used</text:span></text:span><text:span text:style-name="Strong_20_Emphasis"><text:span text:style-name="T6">: </text:span></text:span><text:span text:style-name="Strong_20_Emphasis"><text:span text:style-name="T5">C# </text:span></text:span><text:span text:style-name="Strong_20_Emphasis"><text:span text:style-name="T6">&amp; </text:span></text:span><text:span text:style-name="Strong_20_Emphasis"><text:span text:style-name="T3">ASP.NET 8.0 </text:span></text:span><text:span text:style-name="Strong_20_Emphasis"><text:span text:style-name="T5">(</text:span></text:span><text:span text:style-name="Strong_20_Emphasis"><text:span text:style-name="T3">MVC, </text:span></text:span><text:span text:style-name="Strong_20_Emphasis"><text:span text:style-name="T5">REST </text:span></text:span><text:span text:style-name="Strong_20_Emphasis"><text:span text:style-name="T3">APIs, </text:span></text:span><text:span text:style-name="Strong_20_Emphasis"><text:span text:style-name="T5">Swagger)</text:span></text:span><text:span text:style-name="Strong_20_Emphasis"><text:span text:style-name="T3">, Dapper, Entity Framework </text:span></text:span><text:span text:style-name="Strong_20_Emphasis"><text:span text:style-name="T6">Core</text:span></text:span><text:span text:style-name="Strong_20_Emphasis"><text:span text:style-name="T3">, </text:span></text:span><text:span text:style-name="Strong_20_Emphasis"><text:span text:style-name="T7">SQL Server 2019, </text:span></text:span><text:span text:style-name="Strong_20_Emphasis"><text:span text:style-name="T4">Microsoft Identity </text:span></text:span><text:span text:style-name="Strong_20_Emphasis"><text:span text:style-name="T5">&amp; Active Directory</text:span></text:span><text:span text:style-name="Strong_20_Emphasis"><text:span text:style-name="T3">, Azure DevOps, CI/CD, git, Azure App Services</text:span></text:span></text:p>
        </text:list-item>
        <text:list-item>
          <text:p text:style-name="P28"><text:span text:style-name="Strong_20_Emphasis"><text:span text:style-name="T10">Front-end Technologies used</text:span></text:span><text:span text:style-name="Strong_20_Emphasis"><text:span text:style-name="T6">: React 18, NextJs 15, </text:span></text:span><text:span text:style-name="Strong_20_Emphasis"><text:span text:style-name="T7">Redux, </text:span></text:span><text:span text:style-name="Strong_20_Emphasis"><text:span text:style-name="T6">NodeJs, Webpack </text:span></text:span><text:span text:style-name="Strong_20_Emphasis"><text:span text:style-name="T7">&amp; Babel</text:span></text:span><text:span text:style-name="Strong_20_Emphasis"><text:span text:style-name="T6">, </text:span></text:span><text:span text:style-name="Strong_20_Emphasis"><text:span text:style-name="T7">HTML, CSS, </text:span></text:span><text:span text:style-name="Strong_20_Emphasis"><text:span text:style-name="T8">Schema.org</text:span></text:span></text:p>
        </text:list-item>
        <text:list-item>
          <text:p text:style-name="P27"><text:span text:style-name="Strong_20_Emphasis"><text:span text:style-name="T3">Worked remotely from various locations, including the Philippines, Indonesia, and Taiwan</text:span></text:span></text:p>
        </text:list-item>
      </text:list>
      <text:p text:style-name="Text_20_body"><text:span text:style-name="Strong_20_Emphasis"><text:span text:style-name="T3"/></text:span></text:p>
      <text:p text:style-name="Text_20_body"><text:span text:style-name="Strong_20_Emphasis"><text:span text:style-name="T2">Senior Software Engineer (remote)</text:span></text:span></text:p>
      <text:p text:style-name="Text_20_body"><text:span text:style-name="Strong_20_Emphasis"><text:span text:style-name="T2">HCSS – Houston, TX</text:span></text:span><text:span text:style-name="T2"> | </text:span><text:span text:style-name="Emphasis"><text:span text:style-name="T2">March 2022 – June 2023</text:span></text:span></text:p>
      <text:list xml:id="list141229179881311" text:continue-numbering="true" text:style-name="L2">
        <text:list-item>
          <text:p text:style-name="P11">Lead a development team <text:span text:style-name="T19">and hired to</text:span> improv<text:span text:style-name="T19">e</text:span> <text:span text:style-name="T19">our </text:span>heavy construction blueprint <text:span text:style-name="T17">software</text:span> <text:span text:style-name="T17">built </text:span><text:span text:style-name="T19">for the web </text:span><text:span text:style-name="T17">using .NET Core MVC REST APIs &amp; AngularJs.</text:span></text:p>
        </text:list-item>
        <text:list-item>
          <text:p text:style-name="P12">Upgraded <text:span text:style-name="T17">our </text:span>legacy .NET Core 2.0 <text:span text:style-name="T17">app</text:span> to .NET 6.0 and redeployed <text:span text:style-name="T17">using</text:span> CloudFormation.</text:p>
        </text:list-item>
        <text:list-item>
          <text:p text:style-name="P11"><text:span text:style-name="T19">Lead the implementation of </text:span>React 17 <text:span text:style-name="T19">to gradually replace our existing </text:span>AngularJ<text:span text:style-name="T16">s</text:span> <text:span text:style-name="T19">front-end,</text:span> <text:span text:style-name="T19">replacing various AngularJs components with React components.</text:span></text:p>
        </text:list-item>
        <text:list-item>
          <text:p text:style-name="P11">Deployed and managed cloud infrastructure via Azure DevOps <text:span text:style-name="T19">Pipelines</text:span>.</text:p>
        </text:list-item>
        <text:list-item>
          <text:p text:style-name="P11"><text:span text:style-name="T17">Developed i</text:span>ntegration test<text:span text:style-name="T17">s</text:span> <text:span text:style-name="T17">for various </text:span>app features &amp; user interactions using Cypress.io, <text:span text:style-name="T19">ensuring the stability of our application each time we released a new version</text:span></text:p>
        </text:list-item>
        <text:list-item>
          <text:p text:style-name="P15">Optimized .NET APIs to deliver smaller data structures, improving application performance and reducing bandwidth across the database, web server, and user’s web browser.</text:p>
        </text:list-item>
      </text:list>
      <text:h text:style-name="Heading_20_4" text:outline-level="4"><text:span text:style-name="Strong_20_Emphasis"><text:span text:style-name="T2"/></text:span></text:h>
      <text:h text:style-name="P3" text:outline-level="4"><text:span text:style-name="Strong_20_Emphasis"><text:span text:style-name="T2">Implementation Consultant (remote)</text:span></text:span></text:h>
      <text:p text:style-name="Text_20_body"><text:span text:style-name="Strong_20_Emphasis"><text:span text:style-name="T2">Revalize – Remote</text:span></text:span><text:span text:style-name="T2"> | </text:span><text:span text:style-name="Emphasis"><text:span text:style-name="T2">February 2021 – March 2022</text:span></text:span></text:p>
      <text:list xml:id="list1183224430" text:style-name="L3">
        <text:list-item>
          <text:p text:style-name="P16">Customized in-house 2D/3D platforms for client-specific needs using Angular <text:span text:style-name="T16">15</text:span>, SQL Server 2018, Unity 3D, and C#.</text:p>
        </text:list-item>
        <text:list-item>
          <text:p text:style-name="P16">Collaborated with project managers in an Agile environment, integrating Microsoft DevOps CI/CD workflows.</text:p>
        </text:list-item>
        <text:list-item>
          <text:p text:style-name="P16">Enhanced 3D visualization tools for industrial equipment configuration.</text:p>
        </text:list-item>
      </text:list>
      <text:h text:style-name="Heading_20_4" text:outline-level="4"><text:span text:style-name="Strong_20_Emphasis"><text:span text:style-name="T2">Software Engineer</text:span></text:span></text:h>
      <text:p text:style-name="Text_20_body"><text:span text:style-name="Strong_20_Emphasis"><text:span text:style-name="T2">Breckpoint, Inc. – Las Vegas, NV</text:span></text:span><text:span text:style-name="T2"> | </text:span><text:span text:style-name="Emphasis"><text:span text:style-name="T2">October 2018 – August 2020</text:span></text:span></text:p>
      <text:list xml:id="list2151505274" text:style-name="L4">
        <text:list-item>
          <text:p text:style-name="P17">Led architecture development for a next-gen web application using ASP.NET Core, AngularJs, Entity Framework, Dapper, and SQL Server 2018.</text:p>
        </text:list-item>
        <text:list-item>
          <text:p text:style-name="P17">Authored documentation on front-end/back-end architecture and software development processes.</text:p>
        </text:list-item>
        <text:list-item>
          <text:p text:style-name="P17">Provided mentorship to developers, ensuring code quality and best practices.</text:p>
        </text:list-item>
      </text:list>
      <text:h text:style-name="Heading_20_4" text:outline-level="4"><text:span text:style-name="Strong_20_Emphasis"><text:span text:style-name="T2">Software Engineer / Founder</text:span></text:span></text:h>
      <text:p text:style-name="Text_20_body"><text:span text:style-name="Strong_20_Emphasis"><text:span text:style-name="T2">Datasilk</text:span></text:span><text:span text:style-name="T2"> | </text:span><text:span text:style-name="Emphasis"><text:span text:style-name="T2">January 2017 – December 2023</text:span></text:span></text:p>
      <text:list xml:id="list2609467275" text:style-name="L5">
        <text:list-item>
          <text:p text:style-name="P18">Developed open-source projects (as my own personal passion projects) including:</text:p>
          <text:list>
            <text:list-item>
              <text:p text:style-name="P29"><text:a xlink:type="simple" xlink:href="https://saber.datasilk.io/" text:style-name="Internet_20_link" text:visited-style-name="Visited_20_Internet_20_Link"><text:span text:style-name="Strong_20_Emphasis"><text:span text:style-name="T2">Saber</text:span></text:span></text:a><text:span text:style-name="T2"> – A content management system built with ASP.NET Core and SQL Server.</text:span></text:p>
            </text:list-item>
            <text:list-item>
              <text:p text:style-name="P29"><text:a xlink:type="simple" xlink:href="https://github.com/datasilk/kandu" text:style-name="Internet_20_link" text:visited-style-name="Visited_20_Internet_20_Link"><text:span text:style-name="Strong_20_Emphasis"><text:span text:style-name="T2">Kandu</text:span></text:span></text:a><text:span text:style-name="T2"> – A Kanban tool inspired by Trello.</text:span></text:p>
            </text:list-item>
            <text:list-item>
              <text:p text:style-name="P30"><text:a xlink:type="simple" xlink:href="https://legendary.datasilk.io/" text:style-name="Internet_20_link" text:visited-style-name="Visited_20_Internet_20_Link"><text:span text:style-name="Strong_20_Emphasis"><text:span text:style-name="T2">Legendary</text:span></text:span></text:a><text:span text:style-name="T2"> – A journaling and book publishing web application.</text:span></text:p>
            </text:list-item>
            <text:list-item>
              <text:p text:style-name="P31"><text:a xlink:type="simple" xlink:href="https://dedicate.datasilk.io/" text:style-name="Internet_20_link" text:visited-style-name="Visited_20_Internet_20_Link"><text:span text:style-name="T9">Dedicate</text:span></text:a><text:span text:style-name="T2"> – A time tracking &amp; reporting system for android built in React Native</text:span></text:p>
            </text:list-item>
            <text:list-item>
              <text:p text:style-name="P30"><text:a xlink:type="simple" xlink:href="https://github.com/Datasilk/Tapestry" text:style-name="Internet_20_link" text:visited-style-name="Visited_20_Internet_20_Link"><text:span text:style-name="T9">Tapestry</text:span></text:a><text:span text:style-name="T2"> – A CSS/LESS UI framework</text:span></text:p>
            </text:list-item>
            <text:list-item>
              <text:p text:style-name="P30"><text:a xlink:type="simple" xlink:href="https://github.com/Datasilk/Selector" text:style-name="Internet_20_link" text:visited-style-name="Visited_20_Internet_20_Link"><text:span text:style-name="T9">Selector.js</text:span></text:a><text:span text:style-name="T2"> – A jQuery clone weighing in at 6kb</text:span></text:p>
            </text:list-item>
            <text:list-item>
              <text:p text:style-name="P30"><text:a xlink:type="simple" xlink:href="https://github.com/Datasilk/Saber-Collector" text:style-name="Internet_20_link" text:visited-style-name="Visited_20_Internet_20_Link"><text:span text:style-name="T9">Collector</text:span></text:a><text:span text:style-name="T2"> – A research tool used for collecting &amp; organizing data from websites</text:span></text:p>
            </text:list-item>
          </text:list>
        </text:list-item>
      </text:list>
      <text:h text:style-name="Heading_20_4" text:outline-level="4"><text:span text:style-name="Strong_20_Emphasis"><text:span text:style-name="T2">.NET Web Developer</text:span></text:span></text:h>
      <text:p text:style-name="Text_20_body"><text:span text:style-name="Strong_20_Emphasis"><text:span text:style-name="T2">FreightCenter Inc. – Palm Harbor, FL</text:span></text:span><text:span text:style-name="T2"> | </text:span><text:span text:style-name="Emphasis"><text:span text:style-name="T2">January 2017 – September 2017</text:span></text:span></text:p>
      <text:list xml:id="list2617075047" text:style-name="L6">
        <text:list-item>
          <text:p text:style-name="P19">Rebuilt the Transit Management System (TMS) from scratch while integrating 50+ third-party Web APIs <text:span text:style-name="T20">from various shipping companies, all done</text:span> within four months.</text:p>
        </text:list-item>
        <text:list-item>
          <text:p text:style-name="P19">Migrated 1.6M+ user accounts and historical data to a new system.</text:p>
        </text:list-item>
        <text:list-item>
          <text:p text:style-name="P19">Technologies Used: ASP.NET Core MVC &amp; APIs, C#, Razor, Dapper, SQL <text:s/>Server </text:p>
        </text:list-item>
      </text:list>
      <text:h text:style-name="Heading_20_4" text:outline-level="4"><text:span text:style-name="Strong_20_Emphasis"><text:span text:style-name="T2"/></text:span></text:h>
      <text:h text:style-name="P3" text:outline-level="4"><text:span text:style-name="Strong_20_Emphasis"><text:span text:style-name="T2">Senior Web Developer</text:span></text:span></text:h>
      <text:p text:style-name="Text_20_body"><text:span text:style-name="Strong_20_Emphasis"><text:span text:style-name="T2">GoSolid – Seattle, WA</text:span></text:span><text:span text:style-name="T2"> | </text:span><text:span text:style-name="Emphasis"><text:span text:style-name="T2">July 2016 – November 2016</text:span></text:span></text:p>
      <text:list xml:id="list2133286877" text:style-name="L7">
        <text:list-item>
          <text:p text:style-name="P20">Developed front-end and back-end solutions for a Magento 2.1 e-commerce website.</text:p>
        </text:list-item>
        <text:list-item>
          <text:p text:style-name="P20">Optimized performance and implemented AWS cloud solutions.</text:p>
        </text:list-item>
      </text:list>
      <text:h text:style-name="Heading_20_4" text:outline-level="4"><text:span text:style-name="Strong_20_Emphasis"><text:span text:style-name="T2">Senior Web Developer</text:span></text:span></text:h>
      <text:p text:style-name="Text_20_body"><text:span text:style-name="Strong_20_Emphasis"><text:span text:style-name="T2">Extreme Arts &amp; Sciences – Seattle, WA</text:span></text:span><text:span text:style-name="T2"> | </text:span><text:span text:style-name="Emphasis"><text:span text:style-name="T2">September 2015 – May 2016</text:span></text:span></text:p>
      <text:list xml:id="list3275383629" text:style-name="L8">
        <text:list-item>
          <text:p text:style-name="P21">Migrated and optimized Magento-based e-commerce websites using AWS and Azure.</text:p>
        </text:list-item>
        <text:list-item>
          <text:p text:style-name="P21">Built and maintained .NET Web Forms applications with Microsoft Azure integration.</text:p>
        </text:list-item>
      </text:list>
      <text:h text:style-name="Heading_20_4" text:outline-level="4"><text:span text:style-name="Strong_20_Emphasis"><text:span text:style-name="T2">Founder/CEO</text:span></text:span></text:h>
      <text:p text:style-name="Text_20_body"><text:span text:style-name="Strong_20_Emphasis"><text:span text:style-name="T2">Rennder, Inc. – Las Vegas, NV</text:span></text:span><text:span text:style-name="T2"> | </text:span><text:span text:style-name="Emphasis"><text:span text:style-name="T2">September 2011 – April 2015</text:span></text:span></text:p>
      <text:list xml:id="list1486275959" text:style-name="L9">
        <text:list-item>
          <text:p text:style-name="P22">Secured funding for a SaaS-based website builder, developing the platform from the ground up using ASP.NET Web Forms, JavaScript &amp; SQL Server.</text:p>
        </text:list-item>
        <text:list-item>
          <text:p text:style-name="P22">Led a development team and managed all aspects of software architecture.</text:p>
        </text:list-item>
      </text:list>
      <text:h text:style-name="Heading_20_4" text:outline-level="4"><text:span text:style-name="Strong_20_Emphasis"><text:span text:style-name="T2">Freelance Web Developer</text:span></text:span></text:h>
      <text:p text:style-name="Text_20_body"><text:span text:style-name="Emphasis"><text:span text:style-name="T2">1999 – 2009</text:span></text:span></text:p>
      <text:list xml:id="list109810961" text:style-name="L10">
        <text:list-item>
          <text:p text:style-name="P23">Delivered full-stack web solutions for various industries, from e-commerce to custom CMS platforms.</text:p>
        </text:list-item>
        <text:list-item>
          <text:p text:style-name="P23">Developed and maintained client websites, working with .NET, PHP, and JavaScript technologies.</text:p>
        </text:list-item>
        <text:list-item>
          <text:p text:style-name="P32"><text:span text:style-name="Strong_20_Emphasis"><text:span text:style-name="T2"/></text:span></text:p>
        </text:list-item>
      </text:list>
      <text:p text:style-name="Horizontal_20_Line"><text:span text:style-name="Strong_20_Emphasis"><text:span text:style-name="T2"/></text:span></text:p>
      <text:h text:style-name="P4" text:outline-level="3">Education &amp; Certifications</text:h>
      <text:list xml:id="list1518726939" text:style-name="L11">
        <text:list-item>
          <text:p text:style-name="P24">Self-taught software engineer with 25+ years of professional experience</text:p>
        </text:list-item>
        <text:list-item>
          <text:p text:style-name="P24">Various professional development courses in software architecture and cloud computing</text:p>
        </text:list-item>
      </text:list>
      <text:h text:style-name="Heading_20_3" text:outline-level="3"><text:span text:style-name="Strong_20_Emphasis"><text:span text:style-name="T2">Additional Information</text:span></text:span></text:h>
      <text:list xml:id="list3282835369" text:style-name="L12">
        <text:list-item>
          <text:p text:style-name="P25">Authorized to work in the U.S. for any employer</text:p>
        </text:list-item>
        <text:list-item>
          <text:p text:style-name="P25">U.S. Citizen</text:p>
        </text:list-item>
      </text:list>
      <text:p text:style-name="P6"/>
      <text:p text:style-name="P6"/>
      <text:h text:style-name="P2" text:outline-level="3">Professional References</text:h>
      <text:p text:style-name="P6"/>
      <text:p text:style-name="P5">Manager Name: <text:tab/><text:tab/><text:span text:style-name="T1">Michael Golden</text:span></text:p>
      <text:p text:style-name="P7">Company Name: <text:tab/><text:tab/><text:span text:style-name="T1">Image Makers, Inc.</text:span></text:p>
      <text:p text:style-name="P7">Manager Title: <text:tab/><text:tab/><text:span text:style-name="T1">Director of Software Engineering</text:span></text:p>
      <text:p text:style-name="P7">Manager’s work number: <text:tab/><text:span text:style-name="T1">602-881-8129</text:span></text:p>
      <text:p text:style-name="P7">Manager’s work email:<text:tab/><text:span text:style-name="T1">michaelg@imagemakers-inc.com</text:span></text:p>
      <text:p text:style-name="P8">LinkedIn Profile:<text:tab/><text:tab/><text:a xlink:type="simple" xlink:href="https://www.linkedin.com/in/michaelgolden/" text:style-name="Internet_20_link" text:visited-style-name="Visited_20_Internet_20_Link">https://www.linkedin.com/in/michaelgolden/</text:a></text:p>
      <text:p text:style-name="P7">Manager relationship:<text:tab/><text:span text:style-name="T1">My Supervisor</text:span></text:p>
      <text:p text:style-name="P6"/>
      <text:p text:style-name="P5">Manager Name: <text:tab/><text:tab/><text:span text:style-name="T1">Kamran Bumbia</text:span></text:p>
      <text:p text:style-name="P7">Company Name: <text:tab/><text:tab/><text:span text:style-name="T1">HCSS, Inc.</text:span></text:p>
      <text:p text:style-name="P7">Manager Title: <text:tab/><text:tab/><text:span text:style-name="T1">Software Development Supervisor</text:span></text:p>
      <text:p text:style-name="P7">Manager’s work number: <text:tab/><text:span text:style-name="T1">713-822-2769</text:span></text:p>
      <text:p text:style-name="P7">Manager’s work email:<text:tab/><text:span text:style-name="T1">kamran.bumbia@hcss.com</text:span></text:p>
      <text:p text:style-name="P8">LinkedIn Profile:<text:tab/><text:tab/><text:a xlink:type="simple" xlink:href="https://www.linkedin.com/in/kamranbumbia/" text:style-name="Internet_20_link" text:visited-style-name="Visited_20_Internet_20_Link">https://www.linkedin.com/in/kamranbumbia/</text:a></text:p>
      <text:p text:style-name="P7"><text:span text:style-name="T11">Manager relationship:</text:span><text:span text:style-name="T1"><text:tab/>My Supervisor</text:span></text:p>
      <text:p text:style-name="P6"/>
      <text:p text:style-name="P5">Manager Name: <text:tab/><text:tab/><text:span text:style-name="T1">Tony Petersen</text:span></text:p>
      <text:p text:style-name="P7">Company Name: <text:tab/><text:tab/><text:span text:style-name="T1">Revalize</text:span></text:p>
      <text:p text:style-name="P7">Manager Title: <text:tab/><text:tab/><text:span text:style-name="T1">Project Manager</text:span></text:p>
      <text:p text:style-name="P7">Manager’s work number: <text:tab/><text:span text:style-name="T1">605-868-8351</text:span></text:p>
      <text:p text:style-name="P7">Manager’s work email:<text:tab/><text:span text:style-name="T1">tony.petersen@revalizesoftware.com</text:span></text:p>
      <text:p text:style-name="P8">LinkedIn Profile:<text:tab/><text:tab/><text:a xlink:type="simple" xlink:href="https://www.linkedin.com/in/tony-petersen-a13041209/" text:style-name="Internet_20_link" text:visited-style-name="Visited_20_Internet_20_Link">https://www.linkedin.com/in/tony-petersen-a13041209/</text:a><text:tab/></text:p>
      <text:p text:style-name="P7"><text:span text:style-name="T11">Manager relationship:</text:span><text:span text:style-name="T1"><text:tab/>My Supervisor</text:span></text:p>
      <text:p text:style-name="P7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25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k Entingh</meta:initial-creator>
    <meta:creation-date>2025-01-28T04:29:10.85</meta:creation-date>
    <dc:date>2025-04-08T14:12:27.764000000</dc:date>
    <meta:editing-duration>PT6H10M27S</meta:editing-duration>
    <meta:editing-cycles>33</meta:editing-cycles>
    <meta:generator>LibreOffice/7.0.4.2$Windows_X86_64 LibreOffice_project/dcf040e67528d9187c66b2379df5ea4407429775</meta:generator>
    <meta:document-statistic meta:table-count="0" meta:image-count="0" meta:object-count="0" meta:page-count="5" meta:paragraph-count="112" meta:word-count="1153" meta:character-count="8000" meta:non-whitespace-character-count="6967"/>
  </office:meta>
</office:document-meta>
</file>